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tyle="italic" officeooo:rsid="001d1d1a" officeooo:paragraph-rsid="001d1d1a" style:font-style-asian="italic" style:font-style-complex="italic"/>
    </style:style>
    <style:style style:name="P2" style:family="paragraph" style:parent-style-name="Standard">
      <style:text-properties style:font-name="Arial1" fo:font-size="24pt" fo:font-style="italic" officeooo:rsid="001d1d1a" officeooo:paragraph-rsid="001d1d1a" style:font-size-asian="21pt" style:font-style-asian="italic" style:font-size-complex="24pt" style:font-style-complex="italic"/>
    </style:style>
    <style:style style:name="P3" style:family="paragraph" style:parent-style-name="Standard">
      <style:text-properties style:font-name="Arial1" officeooo:paragraph-rsid="001d1d1a"/>
    </style:style>
    <style:style style:name="P4" style:family="paragraph" style:parent-style-name="Text_20_body">
      <style:text-properties style:font-name="Arial1" officeooo:paragraph-rsid="00209f65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6pt" officeooo:rsid="0025cbc6" style:font-size-asian="5.25pt" style:font-size-complex="6pt"/>
    </style:style>
    <style:style style:name="P6" style:family="paragraph" style:parent-style-name="Subtitle">
      <style:text-properties style:font-name="Arial1"/>
    </style:style>
    <style:style style:name="P7" style:family="paragraph" style:parent-style-name="Title">
      <style:text-properties style:font-name="Arial1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officeooo:rsid="00209f65" officeooo:paragraph-rsid="00209f65"/>
    </style:style>
    <style:style style:name="P10" style:family="paragraph" style:parent-style-name="Table_20_Contents">
      <style:text-properties style:font-name="Arial1" officeooo:rsid="0025cbc6" officeooo:paragraph-rsid="0025cbc6"/>
    </style:style>
    <style:style style:name="P11" style:family="paragraph" style:parent-style-name="Table_20_Contents">
      <style:text-properties style:font-name="Arial1" officeooo:rsid="00267be5" officeooo:paragraph-rsid="00267be5"/>
    </style:style>
    <style:style style:name="P12" style:family="paragraph" style:parent-style-name="Heading_20_5">
      <style:text-properties style:font-name="Arial1" officeooo:rsid="00209f65" officeooo:paragraph-rsid="00209f65"/>
    </style:style>
    <style:style style:name="P13" style:family="paragraph" style:parent-style-name="Heading_20_5">
      <style:text-properties officeooo:rsid="00209f65" officeooo:paragraph-rsid="00209f65"/>
    </style:style>
    <style:style style:name="P14" style:family="paragraph" style:parent-style-name="Standard">
      <style:paragraph-properties fo:text-align="justify" style:justify-single-word="false"/>
      <style:text-properties officeooo:paragraph-rsid="0026ce7f"/>
    </style:style>
    <style:style style:name="P15" style:family="paragraph" style:parent-style-name="Heading_20_2"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officeooo:rsid="001ea43b"/>
    </style:style>
    <style:style style:name="T3" style:family="text">
      <style:text-properties fo:font-style="normal" officeooo:rsid="00246f4b" style:font-style-asian="normal" style:font-style-complex="normal"/>
    </style:style>
    <style:style style:name="T4" style:family="text">
      <style:text-properties style:font-name="Arial" fo:font-style="normal" style:font-style-asian="normal" style:font-style-complex="normal"/>
    </style:style>
    <style:style style:name="T5" style:family="text">
      <style:text-properties style:font-name="Arial" fo:font-style="normal" officeooo:rsid="00246f4b" style:font-style-asian="normal" style:font-style-complex="normal"/>
    </style:style>
    <style:style style:name="T6" style:family="text">
      <style:text-properties style:font-name="Arial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XPTO Planning</text:p>
      <text:p text:style-name="P6">Documento de vis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h text:style-name="P15" text:outline-level="2"><text:soft-page-break/>Introdução<text:span text:style-name="T3"><text:tab/></text:span></text:h>
      <text:p text:style-name="P14"><text:span text:style-name="T4"><text:tab/>Este documento visa a definir necessidades presentes no processo de gerenciamento de projetos em equipes de desenvolvimento de software e, a partir disso, definir e justificar as necessidades estruturais fundamentais para o desenvolvimento da plataforma </text:span><text:span text:style-name="T6">XPTO Planning.</text:span></text:p>
      <text:p text:style-name="P14"><text:span text:style-name="T5"><text:tab/> O foco deste documento é levantamento, análise e gerenciamento de recursos ao longo do desenvolvimento do projeto, garantindo a consistência deste e sua adequação às necessidades definidas.</text:span></text:p>
      <text:h text:style-name="P15" text:outline-level="2">Posicionamento</text:h>
      <text:h text:style-name="Heading_20_5" text:outline-level="5"><text:span text:style-name="T1">Oportunidades </text:span><text:span text:style-name="T2">de negócios</text:span></text:h>
      <text:p text:style-name="P5"/>
      <text:h text:style-name="P12" text:outline-level="5">Instrução do problema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O problema</text:p>
          </table:table-cell>
          <table:table-cell table:style-name="Tabela1.B1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>Afeta</text:p>
          </table:table-cell>
          <table:table-cell table:style-name="Tabela1.B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>Cujo impacto é</text:p>
          </table:table-cell>
          <table:table-cell table:style-name="Tabela1.B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>Uma boa solução seria</text:p>
          </table:table-cell>
          <table:table-cell table:style-name="Tabela1.B2" office:value-type="string">
            <text:p text:style-name="P10"/>
          </table:table-cell>
        </table:table-row>
      </table:table>
      <text:p text:style-name="P4"/>
      <text:h text:style-name="P12" text:outline-level="5">Instrução da posição do produt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Para</text:p>
          </table:table-cell>
          <table:table-cell table:style-name="Tabela2.B1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9">O XPTO Planning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9">Que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9">Diferente de</text:p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9">Nosso produto</text:p>
          </table:table-cell>
          <table:table-cell table:style-name="Tabela2.B2" office:value-type="string">
            <text:p text:style-name="P8"/>
          </table:table-cell>
        </table:table-row>
      </table:table>
      <text:p text:style-name="P4"/>
      <text:h text:style-name="P15" text:outline-level="2">Descrição de partes interessadas</text:h>
      <text:h text:style-name="P12" text:outline-level="5">Resumo dos envolvidos</text:h>
      <text:h text:style-name="P12" text:outline-level="5">Resumo dos usuários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Desenvolvedor</text:p>
          </table:table-cell>
          <table:table-cell table:style-name="Tabela3.B1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Cliente</text:p>
          </table:table-cell>
          <table:table-cell table:style-name="Tabela3.B2" office:value-type="string">
            <text:p text:style-name="P8"/>
          </table:table-cell>
        </table:table-row>
      </table:table>
      <text:p text:style-name="P4"/>
      <text:h text:style-name="P12" text:outline-level="5"><text:soft-page-break/>Principais necessidades de usuário/envolvido</text:h>
      <text:h text:style-name="P15" text:outline-level="2">Visão geral</text:h>
      <text:h text:style-name="P13" text:outline-level="5">Perspectiva do produto</text:h>
      <text:h text:style-name="P13" text:outline-level="5">Funções do produto</text:h>
      <text:h text:style-name="P13" text:outline-level="5">Suposições e dependências</text:h>
      <text:h text:style-name="P13" text:outline-level="5">Estimativa de custo</text:h>
      <text:h text:style-name="P13" text:outline-level="5">Restriçõ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9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.109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2:15:14.206757657</meta:creation-date>
    <dc:date>2016-08-09T08:59:39.489811959</dc:date>
    <meta:editing-duration>PT19M9S</meta:editing-duration>
    <meta:editing-cycles>4</meta:editing-cycles>
    <meta:generator>LibreOffice/5.1.4.2$Linux_X86_64 LibreOffice_project/10m0$Build-2</meta:generator>
    <meta:document-statistic meta:table-count="3" meta:image-count="0" meta:object-count="0" meta:page-count="3" meta:paragraph-count="30" meta:word-count="136" meta:character-count="939" meta:non-whitespace-character-count="833"/>
  </office:meta>
</office:document-meta>
</file>